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99cc99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fo:background-color="#99cc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5" table:default-cell-style-name="ce5"/>
        <table:table-column table:style-name="co2" table:default-cell-style-name="ce14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003" table:default-cell-style-name="Default"/>
        <table:table-row table:style-name="ro1">
          <table:table-cell/>
          <table:table-cell table:style-name="ce1"/>
          <table:table-cell table:style-name="Default" table:number-columns-repeated="3"/>
          <table:table-cell table:style-name="ce7" office:value-type="string" calcext:value-type="string" table:number-columns-spanned="10" table:number-rows-spanned="1">
            <text:p>Legenda</text:p>
          </table:table-cell>
          <table:covered-table-cell table:style-name="ce7" office:value-type="string" calcext:value-type="string">
            <text:p>Legenda</text:p>
          </table:covered-table-cell>
          <table:covered-table-cell/>
          <table:covered-table-cell table:style-name="ce7"/>
          <table:covered-table-cell table:number-columns-repeated="3" table:style-name="ce10"/>
          <table:covered-table-cell table:style-name="ce20"/>
          <table:covered-table-cell table:style-name="ce10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1"/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OR</text:p>
          </table:table-cell>
          <table:covered-table-cell table:style-name="ce10" office:value-type="string" calcext:value-type="string">
            <text:p>OR</text:p>
          </table:covered-table-cell>
          <table:table-cell table:style-name="ce15" office:value-type="string" calcext:value-type="string" table:number-columns-spanned="2" table:number-rows-spanned="1">
            <text:p>EF</text:p>
          </table:table-cell>
          <table:covered-table-cell table:style-name="ce18"/>
          <table:table-cell table:style-name="ce8" office:value-type="string" calcext:value-type="string" table:number-columns-spanned="2" table:number-rows-spanned="1">
            <text:p>DF</text:p>
          </table:table-cell>
          <table:covered-table-cell table:style-name="ce10" office:value-type="string" calcext:value-type="string">
            <text:p>DF</text:p>
          </table:covered-table-cell>
          <table:table-cell table:style-name="ce18" office:value-type="string" calcext:value-type="string">
            <text:p>STP</text:p>
          </table:table-cell>
          <table:table-cell table:style-name="ce20" office:value-type="string" calcext:value-type="string">
            <text:p>Fr</text:p>
          </table:table-cell>
          <table:table-cell table:style-name="ce21" office:value-type="string" calcext:value-type="string" table:number-columns-spanned="2" table:number-rows-spanned="1">
            <text:p>USS</text:p>
          </table:table-cell>
          <table:covered-table-cell table:style-name="ce23"/>
          <table:table-cell table:number-columns-repeated="1009"/>
        </table:table-row>
        <table:table-row table:style-name="ro1">
          <table:table-cell/>
          <table:table-cell table:style-name="ce1"/>
          <table:table-cell table:style-name="Default" table:number-columns-repeated="3"/>
          <table:table-cell table:style-name="ce9" office:value-type="string" calcext:value-type="string" table:number-columns-spanned="2" table:number-rows-spanned="1">
            <text:p>Out of Range</text:p>
          </table:table-cell>
          <table:covered-table-cell table:style-name="ce11" office:value-type="string" calcext:value-type="string">
            <text:p>Out of Range</text:p>
          </table:covered-table-cell>
          <table:table-cell table:style-name="ce16" office:value-type="string" calcext:value-type="string" table:number-columns-spanned="2" table:number-rows-spanned="1">
            <text:p>Esquerda Forte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Direita Forte</text:p>
          </table:table-cell>
          <table:covered-table-cell table:style-name="ce11" office:value-type="string" calcext:value-type="string">
            <text:p>Direita Forte</text:p>
          </table:covered-table-cell>
          <table:table-cell table:style-name="ce19" office:value-type="string" calcext:value-type="string">
            <text:p>Stop</text:p>
          </table:table-cell>
          <table:table-cell table:style-name="ce11" office:value-type="string" calcext:value-type="string">
            <text:p>Frente</text:p>
          </table:table-cell>
          <table:table-cell table:style-name="ce16" office:value-type="string" calcext:value-type="string" table:number-columns-spanned="2" table:number-rows-spanned="1">
            <text:p>Ultrasonic Sensor</text:p>
          </table:table-cell>
          <table:covered-table-cell table:style-name="ce19" office:value-type="string" calcext:value-type="string">
            <text:p>Ultrasonic Sensor</text:p>
          </table:covered-table-cell>
          <table:table-cell table:number-columns-repeated="1009"/>
        </table:table-row>
        <table:table-row table:style-name="ro1">
          <table:table-cell/>
          <table:table-cell table:style-name="ce1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ESTE 1: BATEU - <text:s/>VÍDEO DA PIRUETA - </text:p>
          </table:table-cell>
          <table:covered-table-cell table:number-columns-repeated="5" table:style-name="Default"/>
          <table:table-cell/>
          <table:table-cell table:style-name="ce2" office:value-type="string" calcext:value-type="string" table:number-columns-spanned="6" table:number-rows-spanned="1">
            <text:p>TESTE 2: DESVIOU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ESTE 3: DESVIOU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USS4</text:p>
          </table:table-cell>
          <table:table-cell table:style-name="ce3" office:value-type="string" calcext:value-type="string">
            <text:p>USS3</text:p>
          </table:table-cell>
          <table:table-cell table:style-name="ce3" office:value-type="string" calcext:value-type="string">
            <text:p>USS2</text:p>
          </table:table-cell>
          <table:table-cell table:style-name="ce3" office:value-type="string" calcext:value-type="string">
            <text:p>USS1</text:p>
          </table:table-cell>
          <table:table-cell table:style-name="ce3" office:value-type="string" calcext:value-type="string">
            <text:p>USS0</text:p>
          </table:table-cell>
          <table:table-cell table:style-name="ce12" office:value-type="string" calcext:value-type="string">
            <text:p>Manobra</text:p>
          </table:table-cell>
          <table:table-cell table:style-name="ce17"/>
          <table:table-cell table:style-name="ce3" office:value-type="string" calcext:value-type="string">
            <text:p>USS4</text:p>
          </table:table-cell>
          <table:table-cell table:style-name="ce3" office:value-type="string" calcext:value-type="string">
            <text:p>USS3</text:p>
          </table:table-cell>
          <table:table-cell table:style-name="ce3" office:value-type="string" calcext:value-type="string">
            <text:p>USS2</text:p>
          </table:table-cell>
          <table:table-cell table:style-name="ce3" office:value-type="string" calcext:value-type="string">
            <text:p>USS1</text:p>
          </table:table-cell>
          <table:table-cell table:style-name="ce3" office:value-type="string" calcext:value-type="string">
            <text:p>USS0</text:p>
          </table:table-cell>
          <table:table-cell table:style-name="ce12" office:value-type="string" calcext:value-type="string">
            <text:p>Manobra</text:p>
          </table:table-cell>
          <table:table-cell table:style-name="ce17"/>
          <table:table-cell table:style-name="ce3" office:value-type="string" calcext:value-type="string">
            <text:p>USS4</text:p>
          </table:table-cell>
          <table:table-cell table:style-name="ce3" office:value-type="string" calcext:value-type="string">
            <text:p>USS3</text:p>
          </table:table-cell>
          <table:table-cell table:style-name="ce3" office:value-type="string" calcext:value-type="string">
            <text:p>USS2</text:p>
          </table:table-cell>
          <table:table-cell table:style-name="ce3" office:value-type="string" calcext:value-type="string">
            <text:p>USS1</text:p>
          </table:table-cell>
          <table:table-cell table:style-name="ce3" office:value-type="string" calcext:value-type="string">
            <text:p>USS0</text:p>
          </table:table-cell>
          <table:table-cell table:style-name="ce12" office:value-type="string" calcext:value-type="string">
            <text:p>Manobra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7" calcext:value-type="float">
            <text:p>307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7" calcext:value-type="float">
            <text:p>307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5" calcext:value-type="float">
            <text:p>365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5" calcext:value-type="float">
            <text:p>365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5" calcext:value-type="float">
            <text:p>365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03" calcext:value-type="float">
            <text:p>303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26" calcext:value-type="float">
            <text:p>32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87" calcext:value-type="float">
            <text:p>387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92" calcext:value-type="float">
            <text:p>392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87" calcext:value-type="float">
            <text:p>387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25" calcext:value-type="float">
            <text:p>32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387" calcext:value-type="float">
            <text:p>387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95" calcext:value-type="float">
            <text:p>29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73" calcext:value-type="float">
            <text:p>373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295" calcext:value-type="float">
            <text:p>29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311" calcext:value-type="float">
            <text:p>3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11" calcext:value-type="float">
            <text:p>311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73" calcext:value-type="float">
            <text:p>373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295" calcext:value-type="float">
            <text:p>29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310" calcext:value-type="float">
            <text:p>31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73" calcext:value-type="float">
            <text:p>373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61" calcext:value-type="float">
            <text:p>361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10" calcext:value-type="float">
            <text:p>31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38" calcext:value-type="float">
            <text:p>338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08" calcext:value-type="float">
            <text:p>30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32" calcext:value-type="float">
            <text:p>332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295" calcext:value-type="float">
            <text:p>29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250" calcext:value-type="float">
            <text:p>25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76" calcext:value-type="float">
            <text:p>37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95" calcext:value-type="float">
            <text:p>19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175" calcext:value-type="float">
            <text:p>175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76" calcext:value-type="float">
            <text:p>376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95" calcext:value-type="float">
            <text:p>19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175" calcext:value-type="float">
            <text:p>175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51" calcext:value-type="float">
            <text:p>35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65" calcext:value-type="float">
            <text:p>16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91" calcext:value-type="float">
            <text:p>391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253" calcext:value-type="float">
            <text:p>253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53" calcext:value-type="float">
            <text:p>35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87" calcext:value-type="float">
            <text:p>187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91" calcext:value-type="float">
            <text:p>391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28" calcext:value-type="float">
            <text:p>328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259" calcext:value-type="float">
            <text:p>259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63" calcext:value-type="float">
            <text:p>163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11" calcext:value-type="float">
            <text:p>41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91" calcext:value-type="float">
            <text:p>391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97" calcext:value-type="float">
            <text:p>3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91" calcext:value-type="float">
            <text:p>391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32" calcext:value-type="float">
            <text:p>132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8" calcext:value-type="float">
            <text:p>40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98" calcext:value-type="float">
            <text:p>398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57" calcext:value-type="float">
            <text:p>157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11" calcext:value-type="float">
            <text:p>41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425" calcext:value-type="float">
            <text:p>425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33" calcext:value-type="float">
            <text:p>233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11" calcext:value-type="float">
            <text:p>41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36" calcext:value-type="float">
            <text:p>336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35" calcext:value-type="float">
            <text:p>23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36" calcext:value-type="float">
            <text:p>236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11" calcext:value-type="float">
            <text:p>31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86" calcext:value-type="float">
            <text:p>286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08" calcext:value-type="float">
            <text:p>308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96" calcext:value-type="float">
            <text:p>396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16" calcext:value-type="float">
            <text:p>2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86" calcext:value-type="float">
            <text:p>286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21" calcext:value-type="float">
            <text:p>221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71" calcext:value-type="float">
            <text:p>371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137" calcext:value-type="float">
            <text:p>137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99" calcext:value-type="float">
            <text:p>19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63" calcext:value-type="float">
            <text:p>36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09" calcext:value-type="float">
            <text:p>209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71" calcext:value-type="float">
            <text:p>371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137" calcext:value-type="float">
            <text:p>137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99" calcext:value-type="float">
            <text:p>19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63" calcext:value-type="float">
            <text:p>36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14" calcext:value-type="float">
            <text:p>21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71" calcext:value-type="float">
            <text:p>371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165" calcext:value-type="float">
            <text:p>165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93" calcext:value-type="float">
            <text:p>293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63" calcext:value-type="float">
            <text:p>363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72" calcext:value-type="float">
            <text:p>272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71" calcext:value-type="float">
            <text:p>371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17" calcext:value-type="float">
            <text:p>217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63" calcext:value-type="float">
            <text:p>363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72" calcext:value-type="float">
            <text:p>272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78" calcext:value-type="float">
            <text:p>278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3" calcext:value-type="float">
            <text:p>313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78" calcext:value-type="float">
            <text:p>27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6" calcext:value-type="float">
            <text:p>316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78" calcext:value-type="float">
            <text:p>27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50" calcext:value-type="float">
            <text:p>35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64" calcext:value-type="float">
            <text:p>264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52" calcext:value-type="float">
            <text:p>252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79" calcext:value-type="float">
            <text:p>27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75" calcext:value-type="float">
            <text:p>375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185" calcext:value-type="float">
            <text:p>185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2" calcext:value-type="float">
            <text:p>142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31" calcext:value-type="float">
            <text:p>331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75" calcext:value-type="float">
            <text:p>375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05" calcext:value-type="float">
            <text:p>205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29" calcext:value-type="float">
            <text:p>12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90" calcext:value-type="float">
            <text:p>290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75" calcext:value-type="float">
            <text:p>375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05" calcext:value-type="float">
            <text:p>205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29" calcext:value-type="float">
            <text:p>12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264" calcext:value-type="float">
            <text:p>26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75" calcext:value-type="float">
            <text:p>375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28" calcext:value-type="float">
            <text:p>228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52" calcext:value-type="float">
            <text:p>152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206" calcext:value-type="float">
            <text:p>206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60" calcext:value-type="float">
            <text:p>26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15" calcext:value-type="float">
            <text:p>215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64" calcext:value-type="float">
            <text:p>26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38" calcext:value-type="float">
            <text:p>33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15" calcext:value-type="float">
            <text:p>215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32" calcext:value-type="float">
            <text:p>332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25" calcext:value-type="float">
            <text:p>22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74" calcext:value-type="float">
            <text:p>374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52" calcext:value-type="float">
            <text:p>352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0" calcext:value-type="float">
            <text:p>10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52" calcext:value-type="float">
            <text:p>352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9" calcext:value-type="float">
            <text:p>36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32" calcext:value-type="float">
            <text:p>132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67" calcext:value-type="float">
            <text:p>267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9" calcext:value-type="float">
            <text:p>369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61" calcext:value-type="float">
            <text:p>161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85" calcext:value-type="float">
            <text:p>185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69" calcext:value-type="float">
            <text:p>369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2" calcext:value-type="float">
            <text:p>202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342" calcext:value-type="float">
            <text:p>342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38" calcext:value-type="float">
            <text:p>138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45" calcext:value-type="float">
            <text:p>34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27" calcext:value-type="float">
            <text:p>227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244" calcext:value-type="float">
            <text:p>244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3" calcext:value-type="float">
            <text:p>123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84" calcext:value-type="float">
            <text:p>384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24" calcext:value-type="float">
            <text:p>224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30" calcext:value-type="float">
            <text:p>23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221" calcext:value-type="float">
            <text:p>22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71" calcext:value-type="float">
            <text:p>171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03" calcext:value-type="float">
            <text:p>203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21" calcext:value-type="float">
            <text:p>221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248" calcext:value-type="float">
            <text:p>248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67" calcext:value-type="float">
            <text:p>167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34" calcext:value-type="float">
            <text:p>334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91" calcext:value-type="float">
            <text:p>191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15" calcext:value-type="float">
            <text:p>21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339" calcext:value-type="float">
            <text:p>339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99" calcext:value-type="float">
            <text:p>199</text:p>
          </table:table-cell>
          <table:table-cell table:style-name="ce24" office:value-type="string" calcext:value-type="string">
            <text:p>F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256" calcext:value-type="float">
            <text:p>25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4" calcext:value-type="float">
            <text:p>184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10" calcext:value-type="float">
            <text:p>21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371" calcext:value-type="float">
            <text:p>371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99" calcext:value-type="float">
            <text:p>199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34" calcext:value-type="float">
            <text:p>33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89" calcext:value-type="float">
            <text:p>189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74" calcext:value-type="float">
            <text:p>174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377" calcext:value-type="float">
            <text:p>377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94" calcext:value-type="float">
            <text:p>19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34" calcext:value-type="float">
            <text:p>3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84" calcext:value-type="float">
            <text:p>184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65" calcext:value-type="float">
            <text:p>16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86" calcext:value-type="float">
            <text:p>186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77" calcext:value-type="float">
            <text:p>177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72" calcext:value-type="float">
            <text:p>172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78" calcext:value-type="float">
            <text:p>178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67" calcext:value-type="float">
            <text:p>167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59" calcext:value-type="float">
            <text:p>159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1" calcext:value-type="float">
            <text:p>171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56" calcext:value-type="float">
            <text:p>156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51" calcext:value-type="float">
            <text:p>151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67" calcext:value-type="float">
            <text:p>167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6" calcext:value-type="float">
            <text:p>146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55" calcext:value-type="float">
            <text:p>15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61" calcext:value-type="float">
            <text:p>161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36" calcext:value-type="float">
            <text:p>136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8" calcext:value-type="float">
            <text:p>148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54" calcext:value-type="float">
            <text:p>15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21" calcext:value-type="float">
            <text:p>221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48" calcext:value-type="float">
            <text:p>148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149" calcext:value-type="float">
            <text:p>149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09" calcext:value-type="float">
            <text:p>309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19" calcext:value-type="float">
            <text:p>119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31" calcext:value-type="float">
            <text:p>131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11" calcext:value-type="float">
            <text:p>111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23" calcext:value-type="float">
            <text:p>123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20" calcext:value-type="float">
            <text:p>120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94" calcext:value-type="float">
            <text:p>294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7" calcext:value-type="float">
            <text:p>4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116" calcext:value-type="float">
            <text:p>116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86" calcext:value-type="float">
            <text:p>186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6" calcext:value-type="float">
            <text:p>76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13" calcext:value-type="float">
            <text:p>113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7" calcext:value-type="float">
            <text:p>77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69" calcext:value-type="float">
            <text:p>69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09" calcext:value-type="float">
            <text:p>109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2" calcext:value-type="float">
            <text:p>72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5" calcext:value-type="float">
            <text:p>6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09" calcext:value-type="float">
            <text:p>109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8" calcext:value-type="float">
            <text:p>68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7" calcext:value-type="float">
            <text:p>57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13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54" calcext:value-type="float">
            <text:p>54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44" calcext:value-type="float">
            <text:p>24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9" calcext:value-type="float">
            <text:p>49</text:p>
          </table:table-cell>
          <table:table-cell table:style-name="ce13" office:value-type="string" calcext:value-type="string">
            <text:p>STP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52" calcext:value-type="float">
            <text:p>52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42" calcext:value-type="float">
            <text:p>342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1" calcext:value-type="float">
            <text:p>41</text:p>
          </table:table-cell>
          <table:table-cell table:style-name="ce13" office:value-type="string" calcext:value-type="string">
            <text:p>STP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29" calcext:value-type="float">
            <text:p>229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STP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45" calcext:value-type="float">
            <text:p>34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STP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82" calcext:value-type="float">
            <text:p>8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93" calcext:value-type="float">
            <text:p>393</text:p>
          </table:table-cell>
          <table:table-cell table:style-name="ce13" office:value-type="string" calcext:value-type="string">
            <text:p>STP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323" calcext:value-type="float">
            <text:p>32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52" calcext:value-type="float">
            <text:p>352</text:p>
          </table:table-cell>
          <table:table-cell table:style-name="ce22" office:value-type="string" calcext:value-type="string">
            <text:p>OR</text:p>
          </table:table-cell>
          <table:table-cell/>
          <table:table-cell table:style-name="ce4" office:value-type="float" office:value="323" calcext:value-type="float">
            <text:p>32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79" calcext:value-type="float">
            <text:p>279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23" calcext:value-type="float">
            <text:p>323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17" calcext:value-type="float">
            <text:p>317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DF</text:p>
          </table:table-cell>
          <table:table-cell/>
          <table:table-cell table:style-name="ce4" office:value-type="float" office:value="315" calcext:value-type="float">
            <text:p>315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34" calcext:value-type="float">
            <text:p>234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323" calcext:value-type="float">
            <text:p>32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96" calcext:value-type="float">
            <text:p>29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83" calcext:value-type="float">
            <text:p>183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289" calcext:value-type="float">
            <text:p>28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6" calcext:value-type="float">
            <text:p>186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80" calcext:value-type="float">
            <text:p>38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26" calcext:value-type="float">
            <text:p>226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59" calcext:value-type="float">
            <text:p>35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70" calcext:value-type="float">
            <text:p>270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46" calcext:value-type="float">
            <text:p>34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70" calcext:value-type="float">
            <text:p>270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4" table:style-name="ce6" office:value-type="float" office:value="400" calcext:value-type="float">
            <text:p>400</text:p>
          </table:table-cell>
          <table:table-cell table:style-name="ce13" office:value-type="string" calcext:value-type="string">
            <text:p>OR</text:p>
          </table:table-cell>
          <table:table-cell/>
          <table:table-cell table:style-name="ce4" office:value-type="float" office:value="346" calcext:value-type="float">
            <text:p>346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367" calcext:value-type="float">
            <text:p>367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93" calcext:value-type="float">
            <text:p>293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215" calcext:value-type="float">
            <text:p>21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15" calcext:value-type="float">
            <text:p>215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87" calcext:value-type="float">
            <text:p>287</text:p>
          </table:table-cell>
          <table:table-cell table:style-name="ce22" office:value-type="string" calcext:value-type="string">
            <text:p>E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" office:value-type="float" office:value="236" calcext:value-type="float">
            <text:p>236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47" calcext:value-type="float">
            <text:p>347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173" calcext:value-type="float">
            <text:p>17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47" calcext:value-type="float">
            <text:p>347</text:p>
          </table:table-cell>
          <table:table-cell table:style-name="ce22" office:value-type="string" calcext:value-type="string">
            <text:p>Fr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" office:value-type="float" office:value="294" calcext:value-type="float">
            <text:p>29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string" calcext:value-type="string">
            <text:p>DF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44" calcext:value-type="float">
            <text:p>344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15" calcext:value-type="float">
            <text:p>315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42" calcext:value-type="float">
            <text:p>342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20" calcext:value-type="float">
            <text:p>4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15" calcext:value-type="float">
            <text:p>315</text:p>
          </table:table-cell>
          <table:table-cell table:style-name="ce24" office:value-type="string" calcext:value-type="string">
            <text:p>E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71" calcext:value-type="float">
            <text:p>371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304" calcext:value-type="float">
            <text:p>304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269" calcext:value-type="float">
            <text:p>269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269" calcext:value-type="float">
            <text:p>269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DF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365" calcext:value-type="float">
            <text:p>365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4" office:value-type="float" office:value="400" calcext:value-type="float">
            <text:p>40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4" office:value-type="string" calcext:value-type="string">
            <text:p>OR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3:08:53.595440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9:07:57.531236657</meta:creation-date>
    <dc:date>2017-05-06T13:51:06.143406066</dc:date>
    <meta:editing-duration>PT36M5S</meta:editing-duration>
    <meta:editing-cycles>8</meta:editing-cycles>
    <meta:generator>LibreOffice/5.1.6.2$Linux_X86_64 LibreOffice_project/10m0$Build-2</meta:generator>
    <meta:document-statistic meta:table-count="1" meta:cell-count="1786" meta:object-count="0"/>
  </office:meta>
</office:document-meta>
</file>